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1.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officeooo:paragraph-rsid="001d61b7"/>
    </style:style>
    <style:style style:name="P4"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5" style:family="paragraph" style:parent-style-name="Normal">
      <style:text-properties fo:color="#000000" loext:opacity="100%"/>
    </style:style>
    <style:style style:name="P6"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7" style:family="paragraph" style:parent-style-name="Standard">
      <style:paragraph-properties fo:text-align="center" style:justify-single-word="false"/>
      <style:text-properties fo:color="#0f27b1" loext:opacity="100%" fo:font-size="12.5pt" fo:font-weight="bold" officeooo:paragraph-rsid="001d4d6d" style:font-size-asian="12.5pt" style:font-weight-asian="bold" style:font-size-complex="12.5pt" style:font-weight-complex="bold"/>
    </style:style>
    <style:style style:name="P8" style:family="paragraph" style:parent-style-name="Standard">
      <style:paragraph-properties fo:text-align="center" style:justify-single-word="false"/>
      <style:text-properties fo:color="#0000cc" loext:opacity="100%" fo:font-size="12.5pt" fo:font-weight="bold" officeooo:paragraph-rsid="002278db" style:font-size-asian="12.5pt" style:font-weight-asian="bold" style:font-size-complex="12.5pt" style:font-weight-complex="bold"/>
    </style:style>
    <style:style style:name="P9" style:family="paragraph" style:parent-style-name="Normal">
      <style:paragraph-properties fo:text-align="center" style:justify-single-word="false"/>
      <style:text-properties fo:color="#0000cc" loext:opacity="100%" fo:font-weight="bold" officeooo:paragraph-rsid="0025bb18" style:font-weight-asian="bold" style:font-size-complex="12.5pt" style:font-weight-complex="bold"/>
    </style:style>
    <style:style style:name="P10"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1"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2" style:family="paragraph" style:parent-style-name="TOC_20_1">
      <style:paragraph-properties>
        <style:tab-stops>
          <style:tab-stop style:position="15.903cm" style:type="right" style:leader-style="dotted" style:leader-text="."/>
        </style:tab-stops>
      </style:paragraph-properties>
    </style:style>
    <style:style style:name="P13" style:family="paragraph" style:parent-style-name="TOC_20_2">
      <style:paragraph-properties>
        <style:tab-stops>
          <style:tab-stop style:position="15.515cm" style:type="right" style:leader-style="dotted" style:leader-text="."/>
        </style:tab-stops>
      </style:paragraph-properties>
    </style:style>
    <style:style style:name="P14" style:family="paragraph" style:parent-style-name="Normal">
      <style:paragraph-properties fo:margin-left="0.635cm" fo:margin-right="0cm" fo:text-indent="0cm" style:auto-text-indent="false">
        <style:tab-stops/>
      </style:paragraph-properties>
    </style:style>
    <style:style style:name="P15" style:family="paragraph" style:parent-style-name="List_20_Paragraph">
      <style:paragraph-properties fo:margin-left="0.635cm" fo:margin-right="0cm" fo:text-indent="0cm" style:auto-text-indent="false">
        <style:tab-stops/>
      </style:paragraph-properties>
    </style:style>
    <style:style style:name="P16" style:family="paragraph" style:parent-style-name="Normal_20__28_Web_29_">
      <style:paragraph-properties fo:margin-left="0.635cm" fo:margin-right="0cm" fo:margin-top="0.353cm" fo:margin-bottom="0.353cm" style:contextual-spacing="false" fo:text-indent="0cm" style:auto-text-indent="false" style:vertical-align="baseline">
        <style:tab-stops/>
      </style:paragraph-properties>
    </style:style>
    <style:style style:name="P17" style:family="paragraph" style:parent-style-name="Normal">
      <style:paragraph-properties fo:margin-top="0cm" fo:margin-bottom="0cm" style:contextual-spacing="false"/>
      <style:text-properties fo:font-weight="bold" style:font-weight-asian="bold"/>
    </style:style>
    <style:style style:name="P18" style:family="paragraph" style:parent-style-name="Normal">
      <style:text-properties fo:font-weight="bold" style:font-weight-asian="bold"/>
    </style:style>
    <style:style style:name="P19" style:family="paragraph" style:parent-style-name="Normal">
      <style:paragraph-properties fo:margin-top="0cm" fo:margin-bottom="0cm" style:contextual-spacing="false"/>
    </style:style>
    <style:style style:name="P20" style:family="paragraph" style:parent-style-name="Normal">
      <style:text-properties officeooo:paragraph-rsid="001b462d"/>
    </style:style>
    <style:style style:name="P21" style:family="paragraph" style:parent-style-name="Heading_20_1">
      <style:paragraph-properties fo:break-before="page"/>
    </style:style>
    <style:style style:name="P22" style:family="paragraph" style:parent-style-name="List_20_Paragraph" style:list-style-name="L1"/>
    <style:style style:name="P23" style:family="paragraph" style:parent-style-name="List_20_Paragraph" style:list-style-name="L1">
      <style:text-properties style:font-name-complex="Calibri" style:font-size-complex="12.5pt"/>
    </style:style>
    <style:style style:name="P24" style:family="paragraph" style:parent-style-name="List_20_Paragraph" style:list-style-name="L2"/>
    <style:style style:name="P25" style:family="paragraph" style:parent-style-name="List_20_Paragraph" style:list-style-name="L3"/>
    <style:style style:name="P26" style:family="paragraph" style:parent-style-name="List_20_Paragraph" style:list-style-name="L4"/>
    <style:style style:name="P27" style:family="paragraph" style:parent-style-name="List_20_Paragraph" style:list-style-name="L5"/>
    <style:style style:name="P28" style:family="paragraph" style:parent-style-name="List_20_Paragraph" style:list-style-name="L6"/>
    <style:style style:name="P29" style:family="paragraph" style:parent-style-name="List_20_Paragraph" style:list-style-name="L7"/>
    <style:style style:name="P30" style:family="paragraph" style:parent-style-name="List_20_Paragraph" style:list-style-name="L8"/>
    <style:style style:name="P31" style:family="paragraph" style:parent-style-name="List_20_Paragraph" style:list-style-name="L9"/>
    <style:style style:name="P32" style:family="paragraph" style:parent-style-name="List_20_Paragraph" style:list-style-name="L10"/>
    <style:style style:name="P33" style:family="paragraph" style:parent-style-name="List_20_Paragraph" style:list-style-name="L11"/>
    <style:style style:name="P34" style:family="paragraph" style:parent-style-name="List_20_Paragraph" style:list-style-name="L12"/>
    <style:style style:name="P35"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36" style:family="paragraph" style:parent-style-name="Normal">
      <style:text-properties officeooo:paragraph-rsid="002f040d"/>
    </style:style>
    <style:style style:name="P37" style:family="paragraph" style:parent-style-name="Normal">
      <style:paragraph-properties fo:text-align="center" style:justify-single-word="false"/>
      <style:text-properties officeooo:paragraph-rsid="0032e0fc"/>
    </style:style>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fo:font-size="10pt" style:font-size-asian="10pt" style:font-size-complex="12.5pt" style:font-weight-complex="bold"/>
    </style:style>
    <style:style style:name="T4" style:family="text">
      <style:text-properties fo:color="#0000cc" loext:opacity="100%" fo:font-weight="bold" style:font-weight-asian="bold"/>
    </style:style>
    <style:style style:name="T5" style:family="text">
      <style:text-properties fo:color="#0000cc" loext:opacity="100%" fo:font-weight="bold" style:font-weight-asian="bold" style:font-size-complex="12.5pt"/>
    </style:style>
    <style:style style:name="T6" style:family="text">
      <style:text-properties fo:color="#0000cc" loext:opacity="100%" fo:font-weight="bold" style:font-weight-asian="bold" style:font-size-complex="12.5pt" style:font-weight-complex="bold"/>
    </style:style>
    <style:style style:name="T7" style:family="text">
      <style:text-properties fo:color="#0000cc" loext:opacity="100%" fo:font-weight="bold" officeooo:rsid="002278db" style:font-weight-asian="bold" style:font-size-complex="12.5pt" style:font-weight-complex="bold"/>
    </style:style>
    <style:style style:name="T8" style:family="text">
      <style:text-properties fo:color="#0000cc" loext:opacity="100%" fo:font-weight="bold" officeooo:rsid="0023e6b3" style:font-weight-asian="bold" style:font-size-complex="12.5pt" style:font-weight-complex="bold"/>
    </style:style>
    <style:style style:name="T9" style:family="text">
      <style:text-properties fo:color="#0000cc" loext:opacity="100%" fo:font-weight="bold" officeooo:rsid="0028ad54" style:font-weight-asian="bold" style:font-size-complex="12.5pt"/>
    </style:style>
    <style:style style:name="T10" style:family="text">
      <style:text-properties fo:color="#0000cc" loext:opacity="100%" fo:font-weight="bold" officeooo:rsid="002f040d" style:font-weight-asian="bold" style:font-size-complex="12.5pt"/>
    </style:style>
    <style:style style:name="T11" style:family="text">
      <style:text-properties fo:color="#0000cc" loext:opacity="100%" style:font-name="Helvetica" fo:font-size="10pt" fo:font-weight="bold" fo:background-color="#ffffff" loext:char-shading-value="0" style:font-size-asian="10pt" style:font-weight-asian="bold" style:font-size-complex="10pt"/>
    </style:style>
    <style:style style:name="T12" style:family="text">
      <style:text-properties fo:color="#0000cc" loext:opacity="100%" style:font-size-complex="12.5pt"/>
    </style:style>
    <style:style style:name="T13" style:family="text">
      <style:text-properties fo:color="#0000cc" loext:opacity="100%" fo:font-size="12.5pt" fo:font-weight="bold" style:font-size-asian="12.5pt" style:font-weight-asian="bold" style:font-size-complex="12.5pt"/>
    </style:style>
    <style:style style:name="T14" style:family="text">
      <style:text-properties fo:color="#0000cc" loext:opacity="100%" fo:font-size="12.5pt" fo:font-weight="bold" officeooo:rsid="0028ad54" style:font-size-asian="12.5pt" style:font-weight-asian="bold" style:font-size-complex="12.5pt"/>
    </style:style>
    <style:style style:name="T15" style:family="text">
      <style:text-properties fo:color="#000000" loext:opacity="100%"/>
    </style:style>
    <style:style style:name="T16" style:family="text">
      <style:text-properties fo:color="#000000" loext:opacity="100%" fo:font-weight="bold" style:font-weight-asian="bold" style:font-size-complex="12.5pt" style:font-weight-complex="bold"/>
    </style:style>
    <style:style style:name="T17" style:family="text">
      <style:text-properties fo:color="#000000" loext:opacity="100%" style:font-name="Calibri" fo:font-size="12.5pt" style:font-size-asian="12.5pt" style:font-name-complex="Calibri" style:font-size-complex="12.5pt" style:font-style-complex="italic"/>
    </style:style>
    <style:style style:name="T18" style:family="text">
      <style:text-properties fo:color="#000000" loext:opacity="100%" style:font-name="Arial" fo:font-size="11pt" fo:font-style="italic" style:font-size-asian="11pt" style:font-style-asian="italic" style:font-name-complex="Arial" style:font-style-complex="italic"/>
    </style:style>
    <style:style style:name="T19" style:family="text">
      <style:text-properties fo:color="#000000" loext:opacity="100%" style:font-name-complex="Calibri" style:font-size-complex="12.5pt" style:font-style-complex="italic"/>
    </style:style>
    <style:style style:name="T20" style:family="text">
      <style:text-properties fo:color="#000000" loext:opacity="100%" style:font-size-complex="12.5pt"/>
    </style:style>
    <style:style style:name="T21" style:family="text">
      <style:text-properties fo:color="#000000" loext:opacity="100%" fo:font-style="italic" style:font-style-asian="italic"/>
    </style:style>
    <style:style style:name="T22" style:family="text">
      <style:text-properties fo:color="#000000" loext:opacity="100%" loext:padding="0cm" loext:border="none"/>
    </style:style>
    <style:style style:name="T23" style:family="text">
      <style:text-properties fo:color="#000000" loext:opacity="100%" fo:font-size="12.5pt" fo:font-weight="bold" style:font-size-asian="12.5pt" style:font-weight-asian="bold" style:font-size-complex="12.5pt" style:font-weight-complex="bold"/>
    </style:style>
    <style:style style:name="T24" style:family="text">
      <style:text-properties fo:color="#000000" loext:opacity="100%" fo:font-size="12.5pt" fo:font-weight="bold" officeooo:rsid="0038fd4f" style:font-size-asian="12.5pt" style:font-weight-asian="bold" style:font-size-complex="12.5pt" style:font-weight-complex="bold"/>
    </style:style>
    <style:style style:name="T25" style:family="text">
      <style:text-properties fo:color="#000000" loext:opacity="100%" officeooo:rsid="00388bc7"/>
    </style:style>
    <style:style style:name="T26" style:family="text">
      <style:text-properties fo:color="#0f27b1" loext:opacity="100%" fo:font-weight="bold" style:font-weight-asian="bold" style:font-size-complex="12.5pt" style:font-weight-complex="bold"/>
    </style:style>
    <style:style style:name="T27" style:family="text">
      <style:text-properties fo:font-style="italic" fo:font-weight="bold" style:font-style-asian="italic" style:font-weight-asian="bold"/>
    </style:style>
    <style:style style:name="T28" style:family="text">
      <style:text-properties fo:font-style="italic" style:font-style-asian="italic"/>
    </style:style>
    <style:style style:name="T29" style:family="text">
      <style:text-properties style:font-name="Calibri" fo:font-size="12.5pt" style:font-size-asian="12.5pt" style:font-name-complex="Calibri" style:font-size-complex="12.5pt"/>
    </style:style>
    <style:style style:name="T30" style:family="text">
      <style:text-properties fo:color="#202124" loext:opacity="100%" style:font-name="Calibri" fo:font-size="12.5pt" fo:background-color="#ffffff" loext:char-shading-value="0" style:font-size-asian="12.5pt" style:font-name-complex="Calibri" style:font-size-complex="12.5pt"/>
    </style:style>
    <style:style style:name="T31" style:family="text">
      <style:text-properties style:font-name-complex="Calibri" style:font-size-complex="12.5pt"/>
    </style:style>
    <style:style style:name="T32" style:family="text">
      <style:text-properties fo:color="#5b9bd5" loext:opacity="100%" style:text-underline-style="solid" style:text-underline-width="auto" style:text-underline-color="font-color" style:text-underline-mode="continuous" style:text-overline-mode="continuous" style:text-line-through-mode="continuous"/>
    </style:style>
    <style:style style:name="T33" style:family="text">
      <style:text-properties fo:font-weight="bold" style:font-weight-asian="bold"/>
    </style:style>
    <style:style style:name="T34" style:family="text">
      <style:text-properties officeooo:rsid="0025bb18"/>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4">Bid Pack</text:p>
      <text:p text:style-name="P4">Attachment 1: About the procurement</text:p>
      <text:p text:style-name="P4"/>
      <text:p text:style-name="P6"><text:bookmark-start text:name="_Hlk95926626"/>«Insert Procurement Title»</text:p>
      <text:p text:style-name="P7"><text:span text:style-name="T22">Unique Procurement Reference:</text:span>«Insert Procurement ID»</text:p>
      <text:p text:style-name="P3"><text:span text:style-name="Default_20_Paragraph_20_Font"><text:span text:style-name="T24">Event </text:span></text:span><text:span text:style-name="Default_20_Paragraph_20_Font"><text:span text:style-name="T23">Reference</text:span></text:span><text:span text:style-name="Default_20_Paragraph_20_Font"><text:span text:style-name="T16">: </text:span></text:span><text:bookmark-start text:name="_Hlk92685062"/><text:span text:style-name="Default_20_Paragraph_20_Font"><text:span text:style-name="T6">«</text:span></text:span><text:bookmark-end text:name="_Hlk92685062"/><text:span text:style-name="Default_20_Paragraph_20_Font"><text:span text:style-name="T6">Insert Event id»</text:span></text:span></text:p>
      <text:p text:style-name="P6"><text:bookmark-end text:name="_Hlk95926626"/></text:p>
      <text:p text:style-name="P6"/>
      <text:p text:style-name="P4">a ‘call-off further competition’ in relation to</text:p>
      <text:p text:style-name="P37"><text:span text:style-name="Default_20_Paragraph_20_Font"><text:span text:style-name="T7">«Insert Commercial Agreement name» L</text:span></text:span><text:span text:style-name="Default_20_Paragraph_20_Font"><text:span text:style-name="T8">ot</text:span></text:span><text:span text:style-name="Default_20_Paragraph_20_Font"><text:span text:style-name="T6">«Insert Lot id»</text:span></text:span></text:p>
      <text:p text:style-name="P9">«Insert Commercial Agreement name» («Insert Commercial Agreement id» <text:span text:style-name="T34">L</text:span><text:span text:style-name="Default_20_Paragraph_20_Font"><text:span text:style-name="T34">«Insert Lot id»</text:span></text:span>)</text:p>
      <text:p text:style-name="P8"/>
      <text:p text:style-name="P4"/>
      <text:p text:style-name="P2"><text:bookmark-start text:name="_Hlk96322841"/><text:span text:style-name="Default_20_Paragraph_20_Font"><text:span text:style-name="T16">Buyer</text:span></text:span></text:p>
      <text:p text:style-name="P2"><text:span text:style-name="Default_20_Paragraph_20_Font"><text:span text:style-name="T5">«Insert Name of Buyer»</text:span></text:span> <text:bookmark-start text:name="_Hlk96322526"/><text:bookmark-end text:name="_Hlk96322841"/></text:p>
      <text:p text:style-name="P10"><text:bookmark-end text:name="_Hlk96322526"/></text:p>
      <text:p text:style-name="Normal"/>
      <text:p text:style-name="TOC_20_Heading">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_Toc111631737" office:target-frame-name="_top" xlink:show="replace" text:style-name="Internet_20_link" text:visited-style-name="Visited_20_Internet_20_Link"><text:span text:style-name="Hyperlink">About the bid pack</text:span><text:tab/>3</text:a></text:p>
          <text:p text:style-name="P12"><text:a xlink:type="simple" xlink:href="#_Toc111631738" office:target-frame-name="_top" xlink:show="replace" text:style-name="Internet_20_link" text:visited-style-name="Visited_20_Internet_20_Link"><text:span text:style-name="Hyperlink">The opportunity</text:span><text:tab/>4</text:a></text:p>
          <text:p text:style-name="P12"><text:a xlink:type="simple" xlink:href="#_Toc111631739" office:target-frame-name="_top" xlink:show="replace" text:style-name="Internet_20_link" text:visited-style-name="Visited_20_Internet_20_Link"><text:span text:style-name="Hyperlink">What You Need To Know</text:span><text:tab/>5</text:a></text:p>
          <text:p text:style-name="P13"><text:a xlink:type="simple" xlink:href="#_Toc111631740" office:target-frame-name="_top" xlink:show="replace" text:style-name="Internet_20_link" text:visited-style-name="Visited_20_Internet_20_Link"><text:span text:style-name="Hyperlink">What ‘We’ and ‘You’ Means:</text:span><text:tab/>5</text:a></text:p>
          <text:p text:style-name="P12"><text:a xlink:type="simple" xlink:href="#_Toc111631741" office:target-frame-name="_top" xlink:show="replace" text:style-name="Internet_20_link" text:visited-style-name="Visited_20_Internet_20_Link"><text:span text:style-name="Hyperlink">Timelines for the competition</text:span><text:tab/>6</text:a></text:p>
          <text:p text:style-name="P12"><text:a xlink:type="simple" xlink:href="#_Toc111631742" office:target-frame-name="_top" xlink:show="replace" text:style-name="Internet_20_link" text:visited-style-name="Visited_20_Internet_20_Link"><text:span text:style-name="Hyperlink">When and how to ask questions</text:span><text:tab/>7</text:a></text:p>
          <text:p text:style-name="P12"><text:a xlink:type="simple" xlink:href="#_Toc111631743" office:target-frame-name="_top" xlink:show="replace" text:style-name="Internet_20_link" text:visited-style-name="Visited_20_Internet_20_Link"><text:span text:style-name="Hyperlink">Making the Competition Work</text:span><text:tab/>8</text:a></text:p>
          <text:p text:style-name="P13"><text:a xlink:type="simple" xlink:href="#_Toc111631744" office:target-frame-name="_top" xlink:show="replace" text:style-name="Internet_20_link" text:visited-style-name="Visited_20_Internet_20_Link"><text:span text:style-name="Hyperlink">What you can expect from us</text:span><text:tab/>8</text:a></text:p>
          <text:p text:style-name="P13"><text:a xlink:type="simple" xlink:href="#_Toc111631745" office:target-frame-name="_top" xlink:show="replace" text:style-name="Internet_20_link" text:visited-style-name="Visited_20_Internet_20_Link"><text:span text:style-name="Hyperlink">What we expect from you</text:span><text:tab/>8</text:a></text:p>
          <text:p text:style-name="P13"><text:a xlink:type="simple" xlink:href="#_Toc111631746" office:target-frame-name="_top" xlink:show="replace" text:style-name="Internet_20_link" text:visited-style-name="Visited_20_Internet_20_Link"><text:span text:style-name="Hyperlink">Involvement in multiple bids</text:span><text:tab/>8</text:a></text:p>
          <text:p text:style-name="P13"><text:a xlink:type="simple" xlink:href="#_Toc111631747" office:target-frame-name="_top" xlink:show="replace" text:style-name="Internet_20_link" text:visited-style-name="Visited_20_Internet_20_Link"><text:span text:style-name="Hyperlink">Contracting arrangements</text:span><text:tab/>9</text:a></text:p>
          <text:p text:style-name="P13"><text:a xlink:type="simple" xlink:href="#_Toc111631748" office:target-frame-name="_top" xlink:show="replace" text:style-name="Internet_20_link" text:visited-style-name="Visited_20_Internet_20_Link"><text:span text:style-name="Hyperlink">Bidder conduct and conflicts of interest</text:span><text:tab/>9</text:a></text:p>
          <text:p text:style-name="P13"><text:a xlink:type="simple" xlink:href="#_Toc111631749" office:target-frame-name="_top" xlink:show="replace" text:style-name="Internet_20_link" text:visited-style-name="Visited_20_Internet_20_Link"><text:span text:style-name="Hyperlink">Publicity</text:span><text:tab/>9</text:a></text:p>
          <text:p text:style-name="P13"><text:a xlink:type="simple" xlink:href="#_Toc111631750" office:target-frame-name="_top" xlink:show="replace" text:style-name="Internet_20_link" text:visited-style-name="Visited_20_Internet_20_Link"><text:span text:style-name="Hyperlink">Our rights</text:span><text:tab/>9</text:a></text:p>
          <text:p text:style-name="P13"><text:a xlink:type="simple" xlink:href="#_Toc111631751" office:target-frame-name="_top" xlink:show="replace" text:style-name="Internet_20_link" text:visited-style-name="Visited_20_Internet_20_Link"><text:span text:style-name="Hyperlink">Consequences of misrepresentation</text:span><text:tab/>10</text:a></text:p>
          <text:p text:style-name="P13"><text:a xlink:type="simple" xlink:href="#_Toc111631752" office:target-frame-name="_top" xlink:show="replace" text:style-name="Internet_20_link" text:visited-style-name="Visited_20_Internet_20_Link"><text:span text:style-name="Hyperlink">Bid costs</text:span><text:tab/>10</text:a></text:p>
          <text:p text:style-name="P13"><text:a xlink:type="simple" xlink:href="#_Toc111631753" office:target-frame-name="_top" xlink:show="replace" text:style-name="Internet_20_link" text:visited-style-name="Visited_20_Internet_20_Link"><text:span text:style-name="Hyperlink">Warnings and disclaimers</text:span><text:tab/>10</text:a></text:p>
          <text:p text:style-name="P13"><text:a xlink:type="simple" xlink:href="#_Toc111631754" office:target-frame-name="_top" xlink:show="replace" text:style-name="Internet_20_link" text:visited-style-name="Visited_20_Internet_20_Link"><text:span text:style-name="Hyperlink">Intellectual Property Rights</text:span><text:tab/>10</text:a></text:p>
        </text:index-body>
      </text:table-of-content>
      <text:p text:style-name="Normal"/>
      <text:p text:style-name="P11"/>
      <text:p text:style-name="P10"/>
      <text:h text:style-name="Heading_20_1" text:outline-level="1"><text:bookmark-start text:name="_Toc111631737"/><text:bookmark-start text:name="_Toc111560520"/><text:bookmark-start text:name="_Toc95972668"/>About the bid pack<text:bookmark-end text:name="_Toc111631737"/><text:bookmark-end text:name="_Toc111560520"/><text:bookmark-end text:name="_Toc95972668"/></text:h>
      <text:p text:style-name="Normal"><text:bookmark-start text:name="_Toc92688238"/>We invite you to bid in this call-off further competition for <text:span text:style-name="Default_20_Paragraph_20_Font"><text:span text:style-name="T26">«Insert Procurement Title» (</text:span></text:span><text:span text:style-name="Default_20_Paragraph_20_Font"><text:span text:style-name="T6">«Insert Event id»)</text:span></text:span></text:p>
      <text:p text:style-name="Normal">The bid pack received comprises the following:</text:p>
      <text:list xml:id="list4186424028" text:style-name="L1">
        <text:list-item>
          <text:p text:style-name="P22">About the procurement <text:span text:style-name="Default_20_Paragraph_20_Font"><text:span text:style-name="T27">(this document)</text:span></text:span></text:p>
        </text:list-item>
      </text:list>
      <text:p text:style-name="P14">– what the opportunity is,</text:p>
      <text:p text:style-name="P14">– what the timelines for this competition are</text:p>
      <text:p text:style-name="P14">– how to ask clarification questions</text:p>
      <text:p text:style-name="P14">– defines the rules for this competition i.e. ‘Making the competition work’</text:p>
      <text:list xml:id="list113218632546064" text:continue-numbering="true" text:style-name="L1">
        <text:list-item>
          <text:p text:style-name="P22">How to bid including evaluation criteria</text:p>
        </text:list-item>
      </text:list>
      <text:p text:style-name="P14">– guidance on the selection and award questionnaires and how we will assess your bid</text:p>
      <text:list xml:id="list113217473677497" text:continue-numbering="true" text:style-name="L1">
        <text:list-item>
          <text:p text:style-name="P22"><text:bookmark-start text:name="_Hlk96322655"/>Statement of requirements</text:p>
        </text:list-item>
      </text:list>
      <text:p text:style-name="P16"><text:span text:style-name="Default_20_Paragraph_20_Font"><text:span text:style-name="T29">– </text:span></text:span><text:span text:style-name="Default_20_Paragraph_20_Font"><text:span text:style-name="T30"> </text:span></text:span><text:span text:style-name="Default_20_Paragraph_20_Font"><text:span text:style-name="T17">provides detailed information about the us, the goods/services that are required, milestones, deliverables, service levels/performance and payment method.</text:span></text:span></text:p>
      <text:list xml:id="list113217233498180" text:continue-numbering="true" text:style-name="L1">
        <text:list-item>
          <text:p text:style-name="P23">Price schedule</text:p>
        </text:list-item>
      </text:list>
      <text:p text:style-name="P15"><text:span text:style-name="Default_20_Paragraph_20_Font"><text:span text:style-name="T31">–</text:span></text:span><text:span text:style-name="Default_20_Paragraph_20_Font"><text:span text:style-name="T18"> </text:span></text:span><text:span text:style-name="Default_20_Paragraph_20_Font"><text:span text:style-name="T19">use this attachment to provide your fully populated price for the goods/service required.</text:span></text:span></text:p>
      <text:list xml:id="list113218791844963" text:continue-numbering="true" text:style-name="L1">
        <text:list-item>
          <text:p text:style-name="P22">Terms and conditions/order form/contractual documentation</text:p>
        </text:list-item>
      </text:list>
      <text:p text:style-name="P15">– providing the contractual documentation which will need to be signed at the end of the procurement</text:p>
      <text:p text:style-name="Normal"><text:bookmark-end text:name="_Hlk96322655"/>Please ensure you read all the attachments.</text:p>
      <text:p text:style-name="Normal">The guidance, information and instructions provided are there to help you to make your best bid.</text:p>
      <text:p text:style-name="P20"><text:span text:style-name="Default_20_Paragraph_20_Font"><text:span text:style-name="T15">If you are not interested to bid, it is requested that a reason be submitted via </text:span></text:span><text:bookmark-start text:name="_Hlk96059692"/><text:span text:style-name="Default_20_Paragraph_20_Font"><text:span text:style-name="T15">the </text:span></text:span>Crown Commercial Services e-Sourcing Suite<text:bookmark-end text:name="_Hlk96059692"/> - <text:a xlink:type="simple" xlink:href="https://crowncommercialservice.bravosolution.co.uk/web/login.html" text:style-name="Internet_20_link" text:visited-style-name="Visited_20_Internet_20_Link"><text:span text:style-name="Default_20_Paragraph_20_Font"><text:span text:style-name="T32">https://crowncommercialservice.bravosolution.co.uk/web/login.html</text:span></text:span></text:a> <text:s/><text:span text:style-name="Default_20_Paragraph_20_Font"><text:span text:style-name="T15">as this is valuable feedback for the Buyer to consider.</text:span></text:span></text:p>
      <text:p text:style-name="Normal">If anything isn’t clear, see section ‘When and how to ask questions’.</text:p>
      <text:p text:style-name="P10"/>
      <text:p text:style-name="Normal"/>
      <text:h text:style-name="Heading_20_1" text:outline-level="1"><text:bookmark-start text:name="_Toc111631738"/><text:bookmark-start text:name="_Toc111560521"/><text:bookmark-start text:name="_Toc95972669"/><text:bookmark-end text:name="_Toc92688238"/>The opportunity<text:bookmark-end text:name="_Toc111631738"/><text:bookmark-end text:name="_Toc111560521"/><text:bookmark-end text:name="_Toc95972669"/></text:h>
      <text:p text:style-name="Normal">This Procurement will establish a single Supplier Contract for the purchase of <text:span text:style-name="Default_20_Paragraph_20_Font"><text:span text:style-name="T26">«Insert Procurement Title»</text:span></text:span></text:p>
      <text:p text:style-name="Normal">The Services required are described in detail within the document ‘Statement of Requirements’.</text:p>
      <text:p text:style-name="Normal">The ‘Statement of Requirements’ includes information you need to write your bid which will also be inserted into the contract at the point of award.</text:p>
      <text:p text:style-name="P36">The Contract is being offered under<text:span text:style-name="Default_20_Paragraph_20_Font"><text:span text:style-name="T13"> </text:span></text:span><text:span text:style-name="Default_20_Paragraph_20_Font"><text:span text:style-name="T5">«Insert Commercial Agreement name» </text:span></text:span><text:span text:style-name="Default_20_Paragraph_20_Font"><text:span text:style-name="T10">Lot</text:span></text:span><text:span text:style-name="Default_20_Paragraph_20_Font"><text:span text:style-name="T5"> </text:span></text:span><text:span text:style-name="Default_20_Paragraph_20_Font"><text:span text:style-name="T14">«Insert Lot id»</text:span></text:span><text:span text:style-name="Default_20_Paragraph_20_Font"><text:span text:style-name="T5">(«Insert Commercial Agreement id» </text:span></text:span><text:span text:style-name="Default_20_Paragraph_20_Font"><text:span text:style-name="T9">L</text:span></text:span><text:span text:style-name="Default_20_Paragraph_20_Font"><text:span text:style-name="T14">«Insert Lot id»</text:span></text:span><text:span text:style-name="Default_20_Paragraph_20_Font"><text:span text:style-name="T5">) </text:span></text:span>which will govern any resultant Contract.</text:p>
      <text:p text:style-name="Normal">The Procurement Lead is managing this Procurement in accordance with the Public Contracts Regulations 2015. This is a call off contract and as such the Buyer cannot guarantee volumes of work.</text:p>
      <text:p text:style-name="P10"/>
      <text:p text:style-name="Normal"/>
      <text:h text:style-name="Heading_20_1" text:outline-level="1"><text:bookmark-start text:name="_Toc111631739"/><text:bookmark-start text:name="_Toc111560522"/><text:bookmark-start text:name="_Toc95972670"/>What You Need To Know<text:bookmark-end text:name="_Toc111631739"/><text:bookmark-end text:name="_Toc111560522"/><text:bookmark-end text:name="_Toc95972670"/><text:line-break/></text:h>
      <text:h text:style-name="Heading_20_2" text:outline-level="2"><text:bookmark-start text:name="_Toc111631740"/><text:bookmark-start text:name="_Toc111560523"/><text:bookmark-start text:name="_Toc95972671"/>What ‘We’ and ‘You’ Means:<text:bookmark-end text:name="_Toc111631740"/><text:bookmark-end text:name="_Toc111560523"/><text:bookmark-end text:name="_Toc95972671"/></text:h>
      <text:list text:style-name="L2">
        <text:list-item>
          <text:p text:style-name="P24"><text:span text:style-name="Default_20_Paragraph_20_Font"><text:span text:style-name="T20">When we use ‘we’, ‘us’, ‘our’, or Buyer we mean </text:span></text:span><text:span text:style-name="Default_20_Paragraph_20_Font"><text:span text:style-name="T11">«Insert Name of Buyer»</text:span></text:span><text:span text:style-name="Default_20_Paragraph_20_Font"><text:span text:style-name="T12"> </text:span></text:span><text:span text:style-name="Default_20_Paragraph_20_Font"><text:span text:style-name="T20">(the 'Buyer') who are requesting information on the ability to provide the proposed goods/services.</text:span></text:span></text:p>
        </text:list-item>
        <text:list-item>
          <text:p text:style-name="P24"><text:bookmark-start text:name="_Hlk111645098"/><text:span text:style-name="Default_20_Paragraph_20_Font"><text:span text:style-name="T20">When we use ‘you’ or ‘your’ we mean your organisation, or the organisation you represent, in completing a response to this Bid Pack.</text:span></text:span></text:p>
        </text:list-item>
        <text:list-item>
          <text:p text:style-name="P24"><text:bookmark-end text:name="_Hlk111645098"/><text:span text:style-name="Default_20_Paragraph_20_Font"><text:span text:style-name="T20">The Public Contracts Regulations 2015 (“the Regulations”) regulate how we procure. This means that we and you have to follow processes that are fair, transparent and equitable for all bidders.</text:span></text:span></text:p>
        </text:list-item>
      </text:list>
      <text:p text:style-name="P10"/>
      <text:h text:style-name="Heading_20_1" text:outline-level="1"><text:bookmark-start text:name="_Hlk95974457"/><text:bookmark-start text:name="_Toc111631741"/><text:bookmark-start text:name="_Toc111560524"/><text:bookmark-start text:name="_Toc95972672"/>Timelines for the competition<text:bookmark-end text:name="_Toc111631741"/><text:bookmark-end text:name="_Toc111560524"/><text:bookmark-end text:name="_Toc95972672"/></text:h>
      <text:p text:style-name="P5"><text:bookmark-end text:name="_Hlk95974457"/>These are our intended timelines. We will try to achieve these but, for a range of reasons, dates can change. <text:s/>We will tell you if and when timelines change.</text:p>
      <table:table table:name="Table1" table:style-name="Table1">
        <table:table-column table:style-name="Table1.A" table:number-columns-repeated="2"/>
        <table:table-row>
          <table:table-cell table:style-name="Table1.A1" office:value-type="string">
            <text:p text:style-name="P17">Time / Date</text:p>
          </table:table-cell>
          <table:table-cell table:style-name="Table1.A1" office:value-type="string">
            <text:p text:style-name="P17">Activity</text:p>
          </table:table-cell>
        </table:table-row>
        <table:table-row>
          <table:table-cell table:style-name="Table1.A1" office:value-type="string">
            <text:p text:style-name="P19"><text:span text:style-name="Default_20_Paragraph_20_Font"><text:span text:style-name="T4">«Insert Time, Date, Month, Year of #1»</text:span></text:span></text:p>
          </table:table-cell>
          <table:table-cell table:style-name="Table1.A1" office:value-type="string">
            <text:p text:style-name="P19">Further Competition publish date</text:p>
          </table:table-cell>
        </table:table-row>
        <table:table-row>
          <table:table-cell table:style-name="Table1.A1" office:value-type="string">
            <text:p text:style-name="P19"><text:span text:style-name="Default_20_Paragraph_20_Font"><text:span text:style-name="T4">«Insert Time, Date, Month, Year of #2»</text:span></text:span></text:p>
          </table:table-cell>
          <table:table-cell table:style-name="Table1.A1" office:value-type="string">
            <text:p text:style-name="P19">Clarification period closes <text:line-break/>(“<text:span text:style-name="Default_20_Paragraph_20_Font"><text:span text:style-name="T33">Bid Clarification Deadline</text:span></text:span>”)</text:p>
          </table:table-cell>
        </table:table-row>
        <table:table-row>
          <table:table-cell table:style-name="Table1.A1" office:value-type="string">
            <text:p text:style-name="P19"><text:span text:style-name="Default_20_Paragraph_20_Font"><text:span text:style-name="T4">«Insert Time, Date, Month, Year of #3»</text:span></text:span></text:p>
          </table:table-cell>
          <table:table-cell table:style-name="Table1.A1" office:value-type="string">
            <text:p text:style-name="P19">Deadline for the publication of responses to Clarification questions</text:p>
          </table:table-cell>
        </table:table-row>
        <table:table-row>
          <table:table-cell table:style-name="Table1.A1" office:value-type="string">
            <text:p text:style-name="P19"><text:span text:style-name="Default_20_Paragraph_20_Font"><text:span text:style-name="T4">«Insert Time, Date, Month, Year of #4»</text:span></text:span></text:p>
          </table:table-cell>
          <table:table-cell table:style-name="Table1.A1" office:value-type="string">
            <text:p text:style-name="P19">Deadline for submission of Bid <text:line-break/>(<text:span text:style-name="Default_20_Paragraph_20_Font"><text:span text:style-name="T33">“Bid Submission Deadline”</text:span></text:span>)</text:p>
          </table:table-cell>
        </table:table-row>
        <table:table-row>
          <table:table-cell table:style-name="Table1.A1" office:value-type="string">
            <text:p text:style-name="Normal"><text:span text:style-name="Default_20_Paragraph_20_Font"><text:span text:style-name="T4">«Insert Time, Date, Month, Year of #6»</text:span></text:span></text:p>
          </table:table-cell>
          <table:table-cell table:style-name="Table1.A1" office:value-type="string">
            <text:p text:style-name="Normal">Commencement of Evaluation Process</text:p>
          </table:table-cell>
        </table:table-row>
        <table:table-row>
          <table:table-cell table:style-name="Table1.A1" office:value-type="string">
            <text:p text:style-name="Normal"><text:span text:style-name="Default_20_Paragraph_20_Font"><text:span text:style-name="T4">«Insert Time, Date, Month, Year of #7»</text:span></text:span></text:p>
          </table:table-cell>
          <table:table-cell table:style-name="Table1.A1" office:value-type="string">
            <text:p text:style-name="Normal">Bidder presentations <text:span text:style-name="Default_20_Paragraph_20_Font"><text:span text:style-name="T28">(if Applicable)</text:span></text:span></text:p>
          </table:table-cell>
        </table:table-row>
        <table:table-row>
          <table:table-cell table:style-name="Table1.A1" office:value-type="string">
            <text:p text:style-name="Normal"><text:span text:style-name="Default_20_Paragraph_20_Font"><text:span text:style-name="T4">«Insert Time, Date, Month, Year of #8»</text:span></text:span></text:p>
          </table:table-cell>
          <table:table-cell table:style-name="Table1.A1" office:value-type="string">
            <text:p text:style-name="Normal">Standstill period <text:span text:style-name="Default_20_Paragraph_20_Font"><text:span text:style-name="T28">(if Applicable)</text:span></text:span></text:p>
          </table:table-cell>
        </table:table-row>
        <table:table-row>
          <table:table-cell table:style-name="Table1.A1" office:value-type="string">
            <text:p text:style-name="Normal"><text:span text:style-name="Default_20_Paragraph_20_Font"><text:span text:style-name="T4">«Insert Time, Date, Month, Year of #9»</text:span></text:span></text:p>
          </table:table-cell>
          <table:table-cell table:style-name="Table1.A1" office:value-type="string">
            <text:p text:style-name="Normal">Proposed Award Date of Contract</text:p>
          </table:table-cell>
        </table:table-row>
        <table:table-row>
          <table:table-cell table:style-name="Table1.A1" office:value-type="string">
            <text:p text:style-name="Normal"><text:span text:style-name="Default_20_Paragraph_20_Font"><text:span text:style-name="T4">«Insert Time, Date, Month, Year of #10»</text:span></text:span></text:p>
          </table:table-cell>
          <table:table-cell table:style-name="Table1.A1" office:value-type="string">
            <text:p text:style-name="Normal">Expected execution (signature) date for Contract(s)</text:p>
          </table:table-cell>
        </table:table-row>
        <table:table-row>
          <table:table-cell table:style-name="Table1.A11" office:value-type="string">
            <text:p text:style-name="Normal"><text:span text:style-name="Default_20_Paragraph_20_Font"><text:span text:style-name="T4">«Insert Time, Date, Month, Year of #11»</text:span></text:span></text:p>
          </table:table-cell>
          <table:table-cell table:style-name="Table1.A11" office:value-type="string">
            <text:p text:style-name="Normal">Expected commencement date for Contract(s)</text:p>
          </table:table-cell>
        </table:table-row>
      </table:table>
      <text:p text:style-name="Normal"/>
      <text:p text:style-name="P11"><text:bookmark-start text:name="_Toc111631742"/><text:bookmark-start text:name="_Toc111560525"/><text:bookmark-start text:name="_Toc95972673"/></text:p>
      <text:h text:style-name="P21" text:outline-level="1">When and how to ask questions<text:bookmark-end text:name="_Toc111631742"/><text:bookmark-end text:name="_Toc111560525"/><text:bookmark-end text:name="_Toc95972673"/></text:h>
      <text:p text:style-name="Normal">We hope everything is clear after you’ve read this bid pack.</text:p>
      <text:p text:style-name="Normal">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P20">You need to send your questions through the Crown Commercial Services e-Sourcing Suite - <text:a xlink:type="simple" xlink:href="https://crowncommercialservice.bravosolution.co.uk/web/login.html" text:style-name="Internet_20_link" text:visited-style-name="Visited_20_Internet_20_Link"><text:span text:style-name="Default_20_Paragraph_20_Font"><text:span text:style-name="T32">https://crowncommercialservice.bravosolution.co.uk/web/login.html</text:span></text:span></text:a>. <text:s/>This is the only way we can communicate with bidders. <text:s/>Try to ensure your question is specific and clear. Do not include your identity in the question. This is because we publish all the questions and our responses to all bidders.</text:p>
      <text:p text:style-name="Normal">If you feel that a particular question should not be published, you must tell us why when you ask the question. <text:s/>We will decide whether or not to publish the question and response.</text:p>
      <text:p text:style-name="Normal">Remember that you can ask us questions about the competition but please do not attempt to ‘negotiate’ the terms. <text:s/>All contract awards will be subject to the terms and conditions identified in this Bid Pack.</text:p>
      <text:p text:style-name="P10"/>
      <text:h text:style-name="Heading_20_1" text:outline-level="1"><text:bookmark-start text:name="_Toc111631743"/><text:bookmark-start text:name="_Toc111560526"/><text:bookmark-start text:name="_Toc95972674"/>Making the Competition Work<text:bookmark-end text:name="_Toc111631743"/><text:bookmark-end text:name="_Toc111560526"/><text:bookmark-end text:name="_Toc95972674"/></text:h>
      <text:p text:style-name="Normal">We run our competitions so that they are fair and transparent for all bidders. This section sets out the rules of this competition.<text:line-break/></text:p>
      <text:h text:style-name="Heading_20_2" text:outline-level="2"><text:bookmark-start text:name="_Toc111631744"/><text:bookmark-start text:name="_Toc111560527"/><text:bookmark-start text:name="_Toc95972675"/>What you can expect from us<text:bookmark-end text:name="_Toc111631744"/><text:bookmark-end text:name="_Toc111560527"/><text:bookmark-end text:name="_Toc95972675"/></text:h>
      <text:p text:style-name="Normal">We will not share any information from your bid with third parties, apart from stakeholders in the competition, which you have identified as being confidential or commercially sensitive. However, we may share this information but only in line with the Regulations, the Freedom of Information Act 2000 (FOIA) or any other law as applicable.<text:line-break/></text:p>
      <text:h text:style-name="Heading_20_2" text:outline-level="2"><text:bookmark-start text:name="_Toc111631745"/><text:bookmark-start text:name="_Toc111560528"/><text:bookmark-start text:name="_Toc95972676"/>What we expect from you<text:bookmark-end text:name="_Toc111631745"/><text:bookmark-end text:name="_Toc111560528"/><text:bookmark-end text:name="_Toc95972676"/></text:h>
      <text:p text:style-name="Normal">You must comply with the rules in this Bid Pack and any other instructions given by us. <text:s/>You must also ensure members of your consortium (if relevant), group companies, subcontractors or advisers comply.</text:p>
      <text:p text:style-name="Normal">You may:</text:p>
      <text:list text:style-name="L3">
        <text:list-item>
          <text:p text:style-name="P25">Submit one bid</text:p>
        </text:list-item>
        <text:list-item>
          <text:p text:style-name="P25">Your bid must remain valid for 90 days after the bid submission deadline.</text:p>
        </text:list-item>
        <text:list-item>
          <text:p text:style-name="P25">You must submit your bid in English through the Crown Commercial Services e-Sourcing Suite - <text:a xlink:type="simple" xlink:href="https://crowncommercialservice.bravosolution.co.uk/web/login.html" office:target-frame-name="_top" xlink:show="replace" text:style-name="Internet_20_link" text:visited-style-name="Visited_20_Internet_20_Link"><text:span text:style-name="Hyperlink">https://crowncommercialservice.bravosolution.co.uk/web/login.html</text:span></text:a>.</text:p>
        </text:list-item>
      </text:list>
      <text:p text:style-name="Normal"><text:span text:style-name="Default_20_Paragraph_20_Font"><text:span text:style-name="T15">Your submission must be in the format define</text:span></text:span><text:span text:style-name="Default_20_Paragraph_20_Font"><text:span text:style-name="T25">d</text:span></text:span><text:span text:style-name="Default_20_Paragraph_20_Font"><text:span text:style-name="T15"> in </text:span></text:span><text:span text:style-name="Default_20_Paragraph_20_Font"><text:span text:style-name="T21">2. </text:span></text:span><text:span text:style-name="Default_20_Paragraph_20_Font"><text:span text:style-name="T28">How to bid<text:line-break/></text:span></text:span></text:p>
      <text:h text:style-name="Heading_20_2" text:outline-level="2"><text:bookmark-start text:name="_Toc111631746"/><text:bookmark-start text:name="_Toc111560529"/><text:bookmark-start text:name="_Toc95972677"/>Involvement in multiple bids<text:bookmark-end text:name="_Toc111631746"/><text:bookmark-end text:name="_Toc111560529"/><text:bookmark-end text:name="_Toc95972677"/></text:h>
      <text:p text:style-name="Normal">If you are connected with another bid for the same requirement or the same Lot, we may make further enquiries. <text:s/>For example, where you either submit a bid:</text:p>
      <text:list text:style-name="L4">
        <text:list-item>
          <text:p text:style-name="P26">In your own name and or as a subcontractor and or as a member of a consortium connected with a separate bid</text:p>
        </text:list-item>
        <text:list-item>
          <text:p text:style-name="P26">In your own name which is similar to a separate bid from another bidder within your group of companies</text:p>
        </text:list-item>
      </text:list>
      <text:p text:style-name="Normal">This is so we can be sure that your involvement doesn’t cause:</text:p>
      <text:list text:style-name="L5">
        <text:list-item>
          <text:p text:style-name="P27">Potential or actual conflicts of interest</text:p>
        </text:list-item>
        <text:list-item>
          <text:p text:style-name="P27">Supplier capacity problems</text:p>
        </text:list-item>
        <text:list-item>
          <text:p text:style-name="P27">Restrictions or distortions in competition</text:p>
        </text:list-item>
      </text:list>
      <text:p text:style-name="Normal">We may require you to amend or withdraw all or part of your bid if, in our reasonable opinion, any of the above issues have arisen or may arise.</text:p>
      <text:h text:style-name="Heading_20_2" text:outline-level="2"><text:bookmark-start text:name="_Toc111631747"/><text:bookmark-start text:name="_Toc111560530"/><text:bookmark-start text:name="_Toc95972678"/><text:soft-page-break/>Contracting arrangements<text:bookmark-end text:name="_Toc111631747"/><text:bookmark-end text:name="_Toc111560530"/><text:bookmark-end text:name="_Toc95972678"/></text:h>
      <text:p text:style-name="Normal">Only you or, as applicable, your subcontractors (as set out in your bid) or consortium members (if relevant) can provide goods and/or services through the contract.<text:line-break/></text:p>
      <text:h text:style-name="Heading_20_2" text:outline-level="2"><text:bookmark-start text:name="_Toc111631748"/><text:bookmark-start text:name="_Toc111560531"/><text:bookmark-start text:name="_Toc95972679"/>Bidder conduct and conflicts of interest<text:bookmark-end text:name="_Toc111631748"/><text:bookmark-end text:name="_Toc111560531"/><text:bookmark-end text:name="_Toc95972679"/></text:h>
      <text:p text:style-name="Normal">You must not attempt to influence the contract award process. For example, you must not ever directly or indirectly:</text:p>
      <text:list text:style-name="L6">
        <text:list-item>
          <text:p text:style-name="P28">Collude with others over the content and submission of bids. However, you may work in good faith with a proposed partner, supplier, consortium member (if relevant) or provider of finance.</text:p>
        </text:list-item>
        <text:list-item>
          <text:p text:style-name="P28">Canvass our staff or advisors about this competition.</text:p>
        </text:list-item>
        <text:list-item>
          <text:p text:style-name="P28">Try to get information from any of our and/or Buyer staff or advisors about another bidder or bid.</text:p>
        </text:list-item>
      </text:list>
      <text:p text:style-name="Normal">You must ensure that no conflicts of interest exist between you and the us. <text:s/>If you do not tell us about a known conflict, we may exclude you from the competition. <text:s/>We may also exclude you if a conflict cannot be dealt with in any other way.<text:line-break/></text:p>
      <text:p text:style-name="P18">Confidentiality and Freedom of Information</text:p>
      <text:p text:style-name="Normal">You must keep the contents of this Bid Pack confidential (including the fact that you have received it). <text:s/>This obligation does not apply to anything you have to do to:</text:p>
      <text:list text:style-name="L7">
        <text:list-item>
          <text:p text:style-name="P29">Submit a bid</text:p>
        </text:list-item>
        <text:list-item>
          <text:p text:style-name="P29">Comply with a legal obligation<text:line-break/></text:p>
        </text:list-item>
      </text:list>
      <text:h text:style-name="Heading_20_2" text:outline-level="2"><text:bookmark-start text:name="_Toc111631749"/><text:bookmark-start text:name="_Toc111560532"/><text:bookmark-start text:name="_Toc95972680"/>Publicity<text:bookmark-end text:name="_Toc111631749"/><text:bookmark-end text:name="_Toc111560532"/><text:bookmark-end text:name="_Toc95972680"/></text:h>
      <text:p text:style-name="Normal">You must not publicise the deliverables or the award of any contract unless the Buyer have given written consent. For example, you are not allowed to make statements to the media about any bid or its contents.<text:line-break/></text:p>
      <text:h text:style-name="Heading_20_2" text:outline-level="2"><text:bookmark-start text:name="_Toc111631750"/><text:bookmark-start text:name="_Toc111560533"/><text:bookmark-start text:name="_Toc95972681"/>Our rights<text:bookmark-end text:name="_Toc111631750"/><text:bookmark-end text:name="_Toc111560533"/><text:bookmark-end text:name="_Toc95972681"/></text:h>
      <text:p text:style-name="Normal">We reserve the right to:</text:p>
      <text:list text:style-name="L8">
        <text:list-item>
          <text:p text:style-name="P30">Waive or change the requirements of this Bid Pack from time to time without notice</text:p>
        </text:list-item>
        <text:list-item>
          <text:p text:style-name="P30">Verify information, seek clarification or require evidence or further information about your bid</text:p>
        </text:list-item>
        <text:list-item>
          <text:p text:style-name="P30">Withdraw this Bid Pack at any time, or re-invite bids on the same or alternative basis</text:p>
        </text:list-item>
        <text:list-item>
          <text:p text:style-name="P30">Choose not to award any contract or Lot as a result of the competition</text:p>
        </text:list-item>
        <text:list-item>
          <text:p text:style-name="P30">Choose to award different Lots at different times</text:p>
        </text:list-item>
        <text:list-item>
          <text:p text:style-name="P30"><text:soft-page-break/>Make any changes to the timetable, structure or content of the competition</text:p>
        </text:list-item>
      </text:list>
      <text:p text:style-name="Normal">Exclude you if:</text:p>
      <text:list text:style-name="L9">
        <text:list-item>
          <text:p text:style-name="P31">You submit a non-compliant bid</text:p>
        </text:list-item>
        <text:list-item>
          <text:p text:style-name="P31">Your bid contains false or misleading information</text:p>
        </text:list-item>
        <text:list-item>
          <text:p text:style-name="P31">You fail to tell us of any change in the contracting arrangements between bid submission and award</text:p>
        </text:list-item>
        <text:list-item>
          <text:p text:style-name="P31">The change in the contracting arrangements would result in a breach of procurement law</text:p>
        </text:list-item>
        <text:list-item>
          <text:p text:style-name="P31">For any other reason provided in this Bid Pack</text:p>
        </text:list-item>
        <text:list-item>
          <text:p text:style-name="P31">For any reason set out in the Public Contracts Regulations 2015<text:line-break/></text:p>
        </text:list-item>
      </text:list>
      <text:h text:style-name="Heading_20_2" text:outline-level="2"><text:bookmark-start text:name="_Toc111631751"/><text:bookmark-start text:name="_Toc111560534"/><text:bookmark-start text:name="_Toc95972682"/>Consequences of misrepresentation<text:bookmark-end text:name="_Toc111631751"/><text:bookmark-end text:name="_Toc111560534"/><text:bookmark-end text:name="_Toc95972682"/></text:h>
      <text:p text:style-name="Normal">If a serious misrepresentation by you induces the Buyer to enter into a contract with you, you may be:</text:p>
      <text:list text:style-name="L10">
        <text:list-item>
          <text:p text:style-name="P32">Excluded from bidding for contracts for three years, under regulation 57(8)(h)(i) of the PCR 2015</text:p>
        </text:list-item>
        <text:list-item>
          <text:p text:style-name="P32">Sued by the Buyer for damages, the Buyer may rescind the contract under the Misrepresentation Act 1967</text:p>
        </text:list-item>
        <text:list-item>
          <text:p text:style-name="P32">If fraud, or fraudulent intent, can be proved, you may be prosecuted and convicted of the offence of fraud by false representation under s.2 of the Fraud Act 2006, which can carry a sentence of up to 10 years or a fine (or both).</text:p>
        </text:list-item>
        <text:list-item>
          <text:p text:style-name="P32">If there is a conviction, then your organisation must be excluded from procurement for five years under reg. 57(1) of the PCR 2015 (subject to self-cleaning).<text:line-break/></text:p>
        </text:list-item>
      </text:list>
      <text:h text:style-name="Heading_20_2" text:outline-level="2"><text:bookmark-start text:name="_Toc111631752"/><text:bookmark-start text:name="_Toc111560535"/><text:bookmark-start text:name="_Toc95972683"/>Bid costs<text:bookmark-end text:name="_Toc111631752"/><text:bookmark-end text:name="_Toc111560535"/><text:bookmark-end text:name="_Toc95972683"/></text:h>
      <text:p text:style-name="Normal">We will not pay your bid costs for any reason, for example if we terminate or amend the competition.<text:line-break/></text:p>
      <text:h text:style-name="Heading_20_2" text:outline-level="2"><text:bookmark-start text:name="_Toc111631753"/><text:bookmark-start text:name="_Toc111560536"/><text:bookmark-start text:name="_Toc95972684"/>Warnings and disclaimers<text:bookmark-end text:name="_Toc111631753"/><text:bookmark-end text:name="_Toc111560536"/><text:bookmark-end text:name="_Toc95972684"/></text:h>
      <text:p text:style-name="Normal">Neither CCS nor the Buyer will be liable for:</text:p>
      <text:list text:style-name="L11">
        <text:list-item>
          <text:p text:style-name="P33">Where parts of the Bid Pack are not accurate, adequate or complete</text:p>
        </text:list-item>
        <text:list-item>
          <text:p text:style-name="P33">For any written or verbal communications</text:p>
        </text:list-item>
        <text:list-item>
          <text:p text:style-name="P33">You must carry out your own due diligence and rely on your own enquiries.</text:p>
        </text:list-item>
        <text:list-item>
          <text:p text:style-name="P33">This Bid Pack is not a commitment by CCS or the Buyer to enter into a contract.<text:line-break/></text:p>
        </text:list-item>
      </text:list>
      <text:h text:style-name="Heading_20_2" text:outline-level="2"><text:bookmark-start text:name="_Toc111631754"/><text:bookmark-start text:name="_Toc111560537"/><text:bookmark-start text:name="_Toc95972685"/><text:soft-page-break/>Intellectual Property Rights<text:bookmark-end text:name="_Toc111631754"/><text:bookmark-end text:name="_Toc111560537"/><text:bookmark-end text:name="_Toc95972685"/></text:h>
      <text:p text:style-name="Normal">The Bid Pack remains our property. <text:s/>You must use the Bid Pack only for this competition.</text:p>
      <text:p text:style-name="Normal">You allow us to copy, amend and reproduce your bid so we can:</text:p>
      <text:list text:style-name="L12">
        <text:list-item>
          <text:p text:style-name="P34">Run the competition</text:p>
        </text:list-item>
        <text:list-item>
          <text:p text:style-name="P34">Comply with law and guidance</text:p>
        </text:list-item>
        <text:list-item>
          <text:p text:style-name="P34">Carry out our business</text:p>
        </text:list-item>
      </text:list>
      <text:p text:style-name="Normal">Our advisors, subcontractors and other government bodies can use your bid for the same purposes.</text:p>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1</text:page-number></text:span></text:span></text:p>
        <text:p text:style-name="Footer"><text:span text:style-name="Default_20_Paragraph_20_Font"><text:span text:style-name="MT1">Further Competition Bid Pack Att1</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Further Competition Bid Pack Att1</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2-19T11:54:00Z</meta:creation-date>
    <dc:date>2022-12-20T11:31:57.911678685</dc:date>
    <meta:editing-cycles>28</meta:editing-cycles>
    <meta:editing-duration>PT3H44M34S</meta:editing-duration>
    <meta:document-statistic meta:table-count="1" meta:image-count="0" meta:object-count="0" meta:page-count="11" meta:paragraph-count="165" meta:word-count="1929" meta:character-count="11576" meta:non-whitespace-character-count="9815"/>
    <meta:template xlink:type="simple" xlink:actuate="onRequest" xlink:title="" xlink:href="Normal"/>
  </office:meta>
</office:document-meta>
</file>